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 table:number-columns-spanned="2" table:number-rows-spanned="1">
            <text:p>MORNING</text:p>
          </table:table-cell>
          <table:covered-table-cell/>
          <table:table-cell office:value-type="string" calcext:value-type="string" table:number-columns-spanned="2" table:number-rows-spanned="1">
            <text:p>AFTERNOON</text:p>
          </table:table-cell>
          <table:covered-table-cell/>
          <table:table-cell office:value-type="string" calcext:value-type="string" table:number-columns-spanned="2" table:number-rows-spanned="1">
            <text:p>NIGHT</text:p>
          </table:table-cell>
          <table:covered-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FORE 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string" calcext:value-type="string">
            <text:p>141(7:30AM)</text:p>
          </table:table-cell>
          <table:table-cell table:number-columns-repeated="2"/>
          <table:table-cell office:value-type="string" calcext:value-type="string">
            <text:p>146(02:20PM)</text:p>
          </table:table-cell>
          <table:table-cell office:value-type="string" calcext:value-type="string">
            <text:p>249(7:45P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8(10:20AM)</text:p>
          </table:table-cell>
          <table:table-cell table:number-columns-repeated="3"/>
          <table:table-cell office:value-type="string" calcext:value-type="string">
            <text:p>324(9:52PM)</text:p>
          </table:table-cell>
          <table:table-cell office:value-type="string" calcext:value-type="string">
            <text:p>373(11:30PM)</text:p>
          </table:table-cell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string" calcext:value-type="string">
            <text:p>119(7:30AM)</text:p>
          </table:table-cell>
          <table:table-cell table:number-columns-repeated="2"/>
          <table:table-cell office:value-type="string" calcext:value-type="string">
            <text:p>126(12:30PM)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17:49:59.176414627</meta:creation-date>
    <dc:date>2020-09-14T00:08:01.706077150</dc:date>
    <meta:editing-duration>PT6H7M52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